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9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Heading_20_1">
      <style:text-properties style:font-name="Cambria" fo:language="ru" fo:country="RU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Times New Roman2" style:font-name-complex="Times New Roman2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style="normal" style:font-name-asian="Times New Roman2" style:font-style-asian="normal" style:font-name-complex="Times New Roman2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Cambria"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font-style="italic" style:font-name-asian="Times New Roman2" style:font-style-asian="italic" style:font-name-complex="Times New Roman2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17.png" xlink:type="simple" xlink:show="embed" xlink:actuate="onLoad"/></draw:frame></text:p>
          </table:table-cell>
          <table:table-cell table:style-name="Таблица1.B1" office:value-type="string">
            <text:h text:style-name="P13" text:outline-level="1">Вывод изображения с линии связи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3.491cm" svg:height="3.44cm" draw:z-index="1"><draw:image xlink:href="../images/3017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6">Блок отображает изображение, заданного разрешения, сформированное из массива целых чисел. Каждое число массива кодирует одну точку изображения в формате </text:span><text:span text:style-name="T4">RGBA, то ес</text:span><text:span text:style-name="T6">ть задавая ее цвет и прозрачность. Для формирования массива может использоваться встроенная функция языка программирования </text:span><text:span text:style-name="T12">getbgracolor.</text:span></text:p>
            <text:p text:style-name="P9"/>
            <text:p text:style-name="P9">Входы:</text:p>
            <text:p text:style-name="P10"><text:span text:style-name="T6">IMAGE – </text:span><text:span text:style-name="T2">входной порт для вектора-изображения</text:span><text:span text:style-name="T7">;</text:span></text:p>
            <text:p text:style-name="P10"><text:span text:style-name="T6">WIDTH</text:span><text:span text:style-name="T1"> </text:span><text:span text:style-name="T6">–</text:span><text:span text:style-name="T1"> </text:span><text:span text:style-name="T2">входной порт для значения ширины отображаемого изображения;</text:span></text:p>
            <text:p text:style-name="P10"><text:span text:style-name="T1">HEIGHT</text:span><text:span text:style-name="T2"> – входной порт для значения высоты отображаемого изображения.</text:span></text:p>
            <text:p text:style-name="P7"/>
            <text:p text:style-name="P7">Выходы:</text:p>
            <text:p text:style-name="P6">нет</text:p>
            <text:p text:style-name="P11"/>
            <text:p text:style-name="P7">Свойства:</text:p>
            <text:p text:style-name="P6">нет</text:p>
            <text:p text:style-name="P6"/>
            <text:p text:style-name="P7">Параметры:</text:p>
            <text:p text:style-name="P12"><text:span text:style-name="T10">Значения </text:span><text:span text:style-name="T11">–</text:span><text:span text:style-name="T10"> </text:span><text:span text:style-name="T11">входной массив, в виде матрицы размерность </text:span><text:span text:style-name="T9">WIDTH</text:span><text:span text:style-name="T5">×</text:span><text:span text:style-name="T10">HEIGHT</text:span></text:p>
            <text:p text:style-name="P8"/>
            <text:p text:style-name="P6">Примечание: <text:span text:style-name="T8">Важно, что входы </text:span><text:span text:style-name="T3">WIDTH</text:span><text:span text:style-name="T5"> </text:span><text:span text:style-name="T8">и </text:span>HEIGHT <text:span text:style-name="T8">не задают фактический размер блока, а устанавливают лишь разрешение отображаемого изображения, которое будет растянуто на площадь, занимаемую блоком на схемном окне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вод изображения с линии связи</dc:title>
    <dc:date>2016-12-27T15:12:44.60</dc:date>
    <meta:generator>OpenOffice/4.1.1$Win32 OpenOffice.org_project/411m6$Build-9775</meta:generator>
    <meta:editing-duration>PT5H7M57S</meta:editing-duration>
    <meta:editing-cycles>97</meta:editing-cycles>
    <dc:creator>ILYA KUBENSKIY</dc:creator>
    <meta:document-statistic meta:table-count="1" meta:image-count="2" meta:object-count="0" meta:page-count="1" meta:paragraph-count="17" meta:word-count="113" meta:character-count="843"/>
  </office:meta>
</office:document-meta>
</file>